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5.79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6.0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5.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5.62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6.35cm" svg:height="1.524cm" svg:x="16.224cm" svg:y="12.1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04cm" svg:height="1.524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352cm" svg:height="1.524cm" svg:x="8.89cm" svg:y="14.98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1.284cm 0.173cm" svg:x1="4.572cm" svg:y1="9.398cm" svg:x2="7.874cm" svg:y2="10.16cm" draw:start-shape="id1" draw:start-glue-point="3" draw:end-shape="id1" draw:end-glue-point="2" svg:d="M4572 9398c-2716 0-2263 731-759 1184s4061 628 4061-422" svg:viewBox="0 0 5267 1541">
          <text:p/>
        </draw:connector>
        <draw:connector draw:style-name="gr4" draw:text-style-name="P2" draw:layer="layout" draw:type="curve" draw:line-skew="-2.993cm" svg:x1="19.399cm" svg:y1="12.184cm" svg:x2="22.574cm" svg:y2="12.946cm" draw:start-shape="id2" draw:start-glue-point="0" draw:end-shape="id2" draw:end-glue-point="1" svg:d="M19399 12184c0-5280 1852-4401 2843-2890s1122 3652 332 3652" svg:viewBox="0 0 3689 4813">
          <text:p/>
        </draw:connector>
        <draw:connector draw:style-name="gr4" draw:text-style-name="P2" draw:layer="layout" draw:type="curve" svg:x1="19.399cm" svg:y1="13.708cm" svg:x2="15.242cm" svg:y2="15.748cm" draw:start-shape="id2" draw:start-glue-point="2" draw:end-shape="id3" draw:end-glue-point="1" svg:d="M19399 13708c0 1360-1385 2040-4157 2040" svg:viewBox="0 0 4158 2041">
          <text:p/>
        </draw:connector>
        <draw:connector draw:style-name="gr4" draw:text-style-name="P2" draw:layer="layout" draw:type="curve" svg:x1="17.609cm" svg:y1="4.826cm" svg:x2="19.399cm" svg:y2="12.184cm" draw:start-shape="id4" draw:start-glue-point="1" draw:end-shape="id2" draw:end-glue-point="0" svg:d="M17609 4826c1194 0 1790 2452 1790 7358" svg:viewBox="0 0 1791 7359">
          <text:p/>
        </draw:connector>
        <draw:connector draw:style-name="gr4" draw:text-style-name="P2" draw:layer="layout" draw:type="curve" svg:x1="11.176cm" svg:y1="9.398cm" svg:x2="14.519cm" svg:y2="5.588cm" draw:start-shape="id1" draw:start-glue-point="1" draw:end-shape="id4" draw:end-glue-point="2" svg:d="M11176 9398c2229 0 3343-1270 3343-3810" svg:viewBox="0 0 3344 3811">
          <text:p/>
        </draw:connector>
        <draw:connector draw:style-name="gr4" draw:text-style-name="P2" draw:layer="layout" draw:type="curve" svg:x1="11.176cm" svg:y1="9.398cm" svg:x2="16.224cm" svg:y2="12.946cm" draw:start-shape="id1" draw:start-glue-point="1" draw:end-shape="id2" draw:end-glue-point="3" svg:d="M11176 9398c3786 0 1262 3548 5048 3548" svg:viewBox="0 0 5049 3549">
          <text:p/>
        </draw:connector>
        <draw:connector draw:style-name="gr4" draw:text-style-name="P2" draw:layer="layout" draw:type="curve" svg:x1="11.43cm" svg:y1="4.826cm" svg:x2="7.874cm" svg:y2="8.636cm" draw:start-shape="id4" draw:start-glue-point="3" draw:end-shape="id1" draw:end-glue-point="0" svg:d="M11430 4826c-2371 0-3556 1270-3556 3810" svg:viewBox="0 0 3557 3811">
          <text:p/>
        </draw:connector>
        <draw:connector draw:style-name="gr4" draw:text-style-name="P2" draw:layer="layout" draw:type="curve" svg:x1="12.066cm" svg:y1="14.986cm" svg:x2="16.224cm" svg:y2="12.946cm" draw:start-shape="id3" draw:start-glue-point="0" draw:end-shape="id2" draw:end-glue-point="3" svg:d="M12066 14986c0-1360 1386-2040 4158-2040" svg:viewBox="0 0 4159 2041">
          <text:p/>
        </draw:connector>
        <draw:connector draw:style-name="gr4" draw:text-style-name="P2" draw:layer="layout" draw:type="curve" svg:x1="8.89cm" svg:y1="15.748cm" svg:x2="7.874cm" svg:y2="10.16cm" draw:start-shape="id3" draw:start-glue-point="3" draw:end-shape="id1" draw:end-glue-point="2" svg:d="M8890 15748c-678 0-1016-1862-1016-5588" svg:viewBox="0 0 1017 5589">
          <text:p/>
        </draw:connector>
        <draw:custom-shape draw:style-name="gr5" draw:text-style-name="P1" xml:id="id4" draw:id="id4" draw:layer="layout" svg:width="6.179cm" svg:height="1.524cm" svg:x="11.43cm" svg:y="4.06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1.93cm 0.718cm" svg:x1="14.519cm" svg:y1="4.064cm" svg:x2="17.609cm" svg:y2="4.826cm" draw:start-shape="id4" draw:start-glue-point="0" draw:end-shape="id4" draw:end-glue-point="1" svg:d="M14519 4064c0-3685 2167-3072 3406-1960s1550 2722-316 2722" svg:viewBox="0 0 4413 3579">
          <text:p/>
        </draw:connector>
        <draw:g>
          <svg:title>TexMaths</svg:title>
          <svg:desc>20§latex§$1: s_i, s_{p}, s_{p'}, s_{p''},0$§svg§600§TRUE§</svg:desc>
          <draw:polygon draw:style-name="gr6" draw:text-style-name="P3" draw:layer="layout" svg:width="5.591cm" svg:height="0.653cm" svg:x="11.823cm" svg:y="4.521cm" svg:viewBox="0 0 5592 654" draw:points="2796,654 0,654 0,0 5592,0 5592,654">
            <text:p/>
          </draw:polygon>
          <draw:path draw:style-name="gr7" draw:text-style-name="P4" draw:layer="layout" svg:width="0.233cm" svg:height="0.469cm" svg:x="11.885cm" svg:y="4.505cm" svg:viewBox="0 0 234 470" svg:d="M146 18c0-16 0-18-16-18-44 46-108 46-130 46v22c14 0 56 0 92-20v366c0 26-2 34-66 34h-22v22c26-2 86-2 116-2 28 0 90 0 114 2v-22h-22c-64 0-66-8-66-34z">
            <text:p/>
          </draw:path>
          <draw:path draw:style-name="gr7" draw:text-style-name="P4" draw:layer="layout" svg:width="0.075cm" svg:height="0.303cm" svg:x="12.429cm" svg:y="4.669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4" draw:layer="layout" svg:width="0.259cm" svg:height="0.319cm" svg:x="12.795cm" svg:y="4.661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151cm" svg:height="0.333cm" svg:x="13.109cm" svg:y="4.7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083cm" svg:height="0.211cm" svg:x="13.381cm" svg:y="4.8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259cm" svg:height="0.319cm" svg:x="13.669cm" svg:y="4.66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3.959cm" svg:y="4.86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83cm" svg:height="0.211cm" svg:x="14.345cm" svg:y="4.897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59cm" svg:height="0.319cm" svg:x="14.633cm" svg:y="4.66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4.925cm" svg:y="4.86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5.247cm" svg:y="4.74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83cm" svg:height="0.211cm" svg:x="15.501cm" svg:y="4.8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259cm" svg:height="0.319cm" svg:x="15.789cm" svg:y="4.66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6.079cm" svg:y="4.86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6.401cm" svg:y="4.74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16.555cm" svg:y="4.74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83cm" svg:height="0.211cm" svg:x="16.811cm" svg:y="4.897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97cm" svg:height="0.485cm" svg:x="17.089cm" svg:y="4.505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</draw:g>
        <draw:g>
          <svg:title>TexMaths</svg:title>
          <svg:desc>20§latex§$2: s_i, s_{p}, s_{p'},null,0$§svg§600§TRUE§</svg:desc>
          <draw:polygon draw:style-name="gr6" draw:text-style-name="P3" draw:layer="layout" svg:width="5.859cm" svg:height="0.689cm" svg:x="4.923cm" svg:y="9.107cm" svg:viewBox="0 0 5860 690" draw:points="2930,690 0,690 0,0 5860,0 5860,690">
            <text:p/>
          </draw:polygon>
          <draw:path draw:style-name="gr7" draw:text-style-name="P4" draw:layer="layout" svg:width="0.281cm" svg:height="0.469cm" svg:x="4.959cm" svg:y="9.1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7" draw:text-style-name="P4" draw:layer="layout" svg:width="0.075cm" svg:height="0.303cm" svg:x="5.529cm" svg:y="9.291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4" draw:layer="layout" svg:width="0.259cm" svg:height="0.319cm" svg:x="5.895cm" svg:y="9.283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151cm" svg:height="0.333cm" svg:x="6.209cm" svg:y="9.3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083cm" svg:height="0.211cm" svg:x="6.481cm" svg:y="9.5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259cm" svg:height="0.319cm" svg:x="6.769cm" svg:y="9.283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7.059cm" svg:y="9.4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83cm" svg:height="0.211cm" svg:x="7.445cm" svg:y="9.519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59cm" svg:height="0.319cm" svg:x="7.733cm" svg:y="9.283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8.025cm" svg:y="9.4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8.347cm" svg:y="9.3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83cm" svg:height="0.211cm" svg:x="8.601cm" svg:y="9.5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381cm" svg:height="0.319cm" svg:x="8.873cm" svg:y="9.283cm" svg:viewBox="0 0 382 320" svg:d="M42 270c-2 12-6 28-6 32 0 12 10 18 20 18 8 0 20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9.293cm" svg:y="9.283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9.705cm" svg:y="9.105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4" draw:layer="layout" svg:width="0.151cm" svg:height="0.497cm" svg:x="9.927cm" svg:y="9.10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4" draw:layer="layout" svg:width="0.083cm" svg:height="0.211cm" svg:x="10.179cm" svg:y="9.519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97cm" svg:height="0.485cm" svg:x="10.457cm" svg:y="9.12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</draw:g>
        <draw:g>
          <svg:title>TexMaths</svg:title>
          <svg:desc>20§latex§$3: s_i, s_{p}, s_{p'},null,1$§svg§600§TRUE§</svg:desc>
          <draw:polygon draw:style-name="gr6" draw:text-style-name="P3" draw:layer="layout" svg:width="5.859cm" svg:height="0.689cm" svg:x="16.624cm" svg:y="12.608cm" svg:viewBox="0 0 5860 690" draw:points="2930,690 0,690 0,0 5860,0 5860,690">
            <text:p/>
          </draw:polygon>
          <draw:path draw:style-name="gr7" draw:text-style-name="P4" draw:layer="layout" svg:width="0.293cm" svg:height="0.485cm" svg:x="16.654cm" svg:y="12.62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7" draw:text-style-name="P4" draw:layer="layout" svg:width="0.075cm" svg:height="0.303cm" svg:x="17.23cm" svg:y="12.792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4" draw:layer="layout" svg:width="0.259cm" svg:height="0.319cm" svg:x="17.596cm" svg:y="12.784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151cm" svg:height="0.333cm" svg:x="17.91cm" svg:y="12.87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083cm" svg:height="0.211cm" svg:x="18.182cm" svg:y="13.0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259cm" svg:height="0.319cm" svg:x="18.47cm" svg:y="12.784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8.76cm" svg:y="12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83cm" svg:height="0.211cm" svg:x="19.146cm" svg:y="13.02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59cm" svg:height="0.319cm" svg:x="19.434cm" svg:y="12.784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9.726cm" svg:y="12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0.048cm" svg:y="12.862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83cm" svg:height="0.211cm" svg:x="20.302cm" svg:y="13.0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381cm" svg:height="0.319cm" svg:x="20.574cm" svg:y="12.784cm" svg:viewBox="0 0 382 320" svg:d="M42 270c-2 12-6 28-6 32 0 12 10 18 20 18 8 0 20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20.994cm" svg:y="12.78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21.406cm" svg:y="12.606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4" draw:layer="layout" svg:width="0.151cm" svg:height="0.497cm" svg:x="21.628cm" svg:y="12.60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4" draw:layer="layout" svg:width="0.083cm" svg:height="0.211cm" svg:x="21.88cm" svg:y="13.02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33cm" svg:height="0.469cm" svg:x="22.194cm" svg:y="12.626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4: s_i, s_{p}, s_{p'},s_{p''},1$§svg§600§TRUE§</svg:desc>
          <draw:polygon draw:style-name="gr6" draw:text-style-name="P3" draw:layer="layout" svg:width="5.591cm" svg:height="0.653cm" svg:x="9.323cm" svg:y="15.531cm" svg:viewBox="0 0 5592 654" draw:points="2796,654 0,654 0,0 5592,0 5592,654">
            <text:p/>
          </draw:polygon>
          <draw:path draw:style-name="gr7" draw:text-style-name="P4" draw:layer="layout" svg:width="0.313cm" svg:height="0.477cm" svg:x="9.343cm" svg:y="15.507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7" draw:text-style-name="P4" draw:layer="layout" svg:width="0.075cm" svg:height="0.303cm" svg:x="9.929cm" svg:y="15.679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4" draw:layer="layout" svg:width="0.259cm" svg:height="0.319cm" svg:x="10.295cm" svg:y="15.671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151cm" svg:height="0.333cm" svg:x="10.609cm" svg:y="15.7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083cm" svg:height="0.211cm" svg:x="10.881cm" svg:y="15.90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259cm" svg:height="0.319cm" svg:x="11.169cm" svg:y="15.67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1.459cm" svg:y="15.87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83cm" svg:height="0.211cm" svg:x="11.845cm" svg:y="15.907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59cm" svg:height="0.319cm" svg:x="12.133cm" svg:y="15.67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2.425cm" svg:y="15.87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2.747cm" svg:y="15.75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83cm" svg:height="0.211cm" svg:x="13.001cm" svg:y="15.90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4" draw:layer="layout" svg:width="0.259cm" svg:height="0.319cm" svg:x="13.289cm" svg:y="15.67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7" draw:text-style-name="P4" draw:layer="layout" svg:width="0.275cm" svg:height="0.313cm" svg:x="13.579cm" svg:y="15.87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3.901cm" svg:y="15.75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14.055cm" svg:y="15.75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83cm" svg:height="0.211cm" svg:x="14.311cm" svg:y="15.907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4" draw:layer="layout" svg:width="0.233cm" svg:height="0.469cm" svg:x="14.625cm" svg:y="15.515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LU_{p''}/forget_{p}$§svg§600§TRUE§</svg:desc>
          <draw:polygon draw:style-name="gr6" draw:text-style-name="P3" draw:layer="layout" svg:width="4.297cm" svg:height="0.727cm" svg:x="19.337cm" svg:y="6.512cm" svg:viewBox="0 0 4298 728" draw:points="2148,728 0,728 0,0 4298,0 4298,728">
            <text:p/>
          </draw:polygon>
          <draw:path draw:style-name="gr7" draw:text-style-name="P4" draw:layer="layout" svg:width="0.425cm" svg:height="0.481cm" svg:x="19.365cm" svg:y="6.558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9.861cm" svg:y="6.558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20.291cm" svg:y="6.9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0.613cm" svg:y="6.80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0.767cm" svg:y="6.80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21.001cm" svg:y="6.51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51cm" svg:height="0.641cm" svg:x="21.349cm" svg:y="6.5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4" draw:layer="layout" svg:width="0.301cm" svg:height="0.319cm" svg:x="21.759cm" svg:y="6.72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87cm" svg:height="0.319cm" svg:x="22.091cm" svg:y="6.726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7" draw:text-style-name="P4" draw:layer="layout" svg:width="0.323cm" svg:height="0.455cm" svg:x="22.415cm" svg:y="6.726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7" draw:text-style-name="P4" draw:layer="layout" svg:width="0.271cm" svg:height="0.319cm" svg:x="22.797cm" svg:y="6.72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7" draw:text-style-name="P4" draw:layer="layout" svg:width="0.217cm" svg:height="0.449cm" svg:x="23.107cm" svg:y="6.59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275cm" svg:height="0.313cm" svg:x="23.343cm" svg:y="6.9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LU_{i}/null$§svg§600§TRUE§</svg:desc>
          <draw:polygon draw:style-name="gr6" draw:text-style-name="P3" draw:layer="layout" svg:width="2.807cm" svg:height="0.701cm" svg:x="19.15cm" svg:y="0.167cm" svg:viewBox="0 0 2808 702" draw:points="1404,702 0,702 0,0 2808,0 2808,702">
            <text:p/>
          </draw:polygon>
          <draw:path draw:style-name="gr7" draw:text-style-name="P4" draw:layer="layout" svg:width="0.425cm" svg:height="0.481cm" svg:x="19.178cm" svg:y="0.213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9.674cm" svg:y="0.213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151cm" svg:height="0.333cm" svg:x="20.128cm" svg:y="0.4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275cm" svg:height="0.703cm" svg:x="20.378cm" svg:y="0.1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81cm" svg:height="0.319cm" svg:x="20.71cm" svg:y="0.381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21.13cm" svg:y="0.381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21.542cm" svg:y="0.205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4" draw:layer="layout" svg:width="0.151cm" svg:height="0.497cm" svg:x="21.764cm" svg:y="0.20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LU_{p}/null$§svg§600§TRUE§</svg:desc>
          <draw:polygon draw:style-name="gr6" draw:text-style-name="P3" draw:layer="layout" svg:width="2.897cm" svg:height="0.727cm" svg:x="19.149cm" svg:y="0.966cm" svg:viewBox="0 0 2898 728" draw:points="1450,728 0,728 0,0 2898,0 2898,728">
            <text:p/>
          </draw:polygon>
          <draw:path draw:style-name="gr7" draw:text-style-name="P4" draw:layer="layout" svg:width="0.425cm" svg:height="0.481cm" svg:x="19.177cm" svg:y="1.012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9.673cm" svg:y="1.012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20.103cm" svg:y="1.3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20.467cm" svg:y="0.9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81cm" svg:height="0.319cm" svg:x="20.799cm" svg:y="1.1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21.219cm" svg:y="1.18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21.631cm" svg:y="1.004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4" draw:layer="layout" svg:width="0.151cm" svg:height="0.497cm" svg:x="21.853cm" svg:y="1.004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</draw:g>
        <draw:g>
          <svg:title>TexMaths</svg:title>
          <svg:desc>20§latex§$AVR_{i}/AV_{p}$§svg§600§TRUE§</svg:desc>
          <draw:polygon draw:style-name="gr6" draw:text-style-name="P3" draw:layer="layout" svg:width="3.391cm" svg:height="0.727cm" svg:x="19.049cm" svg:y="1.766cm" svg:viewBox="0 0 3392 728" draw:points="1696,728 0,728 0,0 3392,0 3392,728">
            <text:p/>
          </draw:polygon>
          <draw:path draw:style-name="gr7" draw:text-style-name="P4" draw:layer="layout" svg:width="0.483cm" svg:height="0.505cm" svg:x="19.073cm" svg:y="1.7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613cm" svg:y="1.8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0.167cm" svg:y="1.8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151cm" svg:height="0.333cm" svg:x="20.693cm" svg:y="2.0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7" draw:text-style-name="P4" draw:layer="layout" svg:width="0.275cm" svg:height="0.703cm" svg:x="20.943cm" svg:y="1.7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1.241cm" svg:y="1.7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1.781cm" svg:y="1.8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2.149cm" svg:y="2.1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AVR_{p}/AV_{p'}$§svg§600§TRUE§</svg:desc>
          <draw:polygon draw:style-name="gr6" draw:text-style-name="P3" draw:layer="layout" svg:width="3.635cm" svg:height="0.727cm" svg:x="19.049cm" svg:y="2.566cm" svg:viewBox="0 0 3636 728" draw:points="1818,728 0,728 0,0 3636,0 3636,728">
            <text:p/>
          </draw:polygon>
          <draw:path draw:style-name="gr7" draw:text-style-name="P4" draw:layer="layout" svg:width="0.483cm" svg:height="0.505cm" svg:x="19.073cm" svg:y="2.5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613cm" svg:y="2.6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0.167cm" svg:y="2.6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20.671cm" svg:y="2.9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21.035cm" svg:y="2.5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1.331cm" svg:y="2.5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1.871cm" svg:y="2.6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2.239cm" svg:y="2.9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2.561cm" svg:y="2.8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AVR_{p'}/AV_{p''}$§svg§600§TRUE§</svg:desc>
          <draw:polygon draw:style-name="gr6" draw:text-style-name="P3" draw:layer="layout" svg:width="3.981cm" svg:height="0.727cm" svg:x="19.05cm" svg:y="3.466cm" svg:viewBox="0 0 3982 728" draw:points="1990,728 0,728 0,0 3982,0 3982,728">
            <text:p/>
          </draw:polygon>
          <draw:path draw:style-name="gr7" draw:text-style-name="P4" draw:layer="layout" svg:width="0.483cm" svg:height="0.505cm" svg:x="19.074cm" svg:y="3.4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614cm" svg:y="3.5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0.168cm" svg:y="3.5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20.672cm" svg:y="3.8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0.994cm" svg:y="3.7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21.226cm" svg:y="3.4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1.522cm" svg:y="3.4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2.062cm" svg:y="3.5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2.432cm" svg:y="3.8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2.752cm" svg:y="3.7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2.908cm" svg:y="3.7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AVR_{p''}/AV_{p''}$§svg§600§TRUE§</svg:desc>
          <draw:polygon draw:style-name="gr6" draw:text-style-name="P3" draw:layer="layout" svg:width="4.135cm" svg:height="0.727cm" svg:x="19.049cm" svg:y="4.467cm" svg:viewBox="0 0 4136 728" draw:points="2068,728 0,728 0,0 4136,0 4136,728">
            <text:p/>
          </draw:polygon>
          <draw:path draw:style-name="gr7" draw:text-style-name="P4" draw:layer="layout" svg:width="0.483cm" svg:height="0.505cm" svg:x="19.073cm" svg:y="4.48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613cm" svg:y="4.51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0.167cm" svg:y="4.513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20.671cm" svg:y="4.8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0.993cm" svg:y="4.7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1.147cm" svg:y="4.7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21.379cm" svg:y="4.4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1.677cm" svg:y="4.48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2.217cm" svg:y="4.51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2.585cm" svg:y="4.8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2.907cm" svg:y="4.7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3.061cm" svg:y="4.761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LU_{p'}/forget_{p}$§svg§600§TRUE§</svg:desc>
          <draw:polygon draw:style-name="gr6" draw:text-style-name="P3" draw:layer="layout" svg:width="4.141cm" svg:height="0.727cm" svg:x="8.682cm" svg:y="6.398cm" svg:viewBox="0 0 4142 728" draw:points="2072,728 0,728 0,0 4142,0 4142,728">
            <text:p/>
          </draw:polygon>
          <draw:path draw:style-name="gr7" draw:text-style-name="P4" draw:layer="layout" svg:width="0.425cm" svg:height="0.481cm" svg:x="8.71cm" svg:y="6.444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9.206cm" svg:y="6.444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9.636cm" svg:y="6.81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9.958cm" svg:y="6.692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10.19cm" svg:y="6.396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51cm" svg:height="0.641cm" svg:x="10.54cm" svg:y="6.42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4" draw:layer="layout" svg:width="0.301cm" svg:height="0.319cm" svg:x="10.95cm" svg:y="6.61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87cm" svg:height="0.319cm" svg:x="11.28cm" svg:y="6.612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7" draw:text-style-name="P4" draw:layer="layout" svg:width="0.323cm" svg:height="0.455cm" svg:x="11.606cm" svg:y="6.612cm" svg:viewBox="0 0 324 456" svg:d="M322 46c2-4 2-8 2-12 0-12-8-20-20-20-6 0-26 6-28 30-14-26-38-44-66-44-82 0-170 98-170 200 0 70 44 112 96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7" draw:text-style-name="P4" draw:layer="layout" svg:width="0.271cm" svg:height="0.319cm" svg:x="11.986cm" svg:y="6.61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7" draw:text-style-name="P4" draw:layer="layout" svg:width="0.217cm" svg:height="0.449cm" svg:x="12.296cm" svg:y="6.48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275cm" svg:height="0.313cm" svg:x="12.534cm" svg:y="6.81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AVR_{p'}/AV_{p''}$§svg§600§TRUE§</svg:desc>
          <draw:polygon draw:style-name="gr6" draw:text-style-name="P3" draw:layer="layout" svg:width="3.981cm" svg:height="0.727cm" svg:x="14.449cm" svg:y="7.466cm" svg:viewBox="0 0 3982 728" draw:points="1990,728 0,728 0,0 3982,0 3982,728">
            <text:p/>
          </draw:polygon>
          <draw:path draw:style-name="gr7" draw:text-style-name="P4" draw:layer="layout" svg:width="0.483cm" svg:height="0.505cm" svg:x="14.473cm" svg:y="7.4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5.013cm" svg:y="7.5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5.567cm" svg:y="7.5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16.071cm" svg:y="7.8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6.393cm" svg:y="7.7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16.625cm" svg:y="7.4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16.921cm" svg:y="7.4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7.461cm" svg:y="7.5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17.831cm" svg:y="7.8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8.151cm" svg:y="7.7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18.307cm" svg:y="7.7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LU_{p'}/null$§svg§600§TRUE§</svg:desc>
          <draw:polygon draw:style-name="gr6" draw:text-style-name="P3" draw:layer="layout" svg:width="3.087cm" svg:height="0.727cm" svg:x="13.835cm" svg:y="10.518cm" svg:viewBox="0 0 3088 728" draw:points="1544,728 0,728 0,0 3088,0 3088,728">
            <text:p/>
          </draw:polygon>
          <draw:path draw:style-name="gr7" draw:text-style-name="P4" draw:layer="layout" svg:width="0.425cm" svg:height="0.481cm" svg:x="13.863cm" svg:y="10.564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4.359cm" svg:y="10.564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14.789cm" svg:y="10.93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5.111cm" svg:y="10.812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15.343cm" svg:y="10.516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83cm" svg:height="0.319cm" svg:x="15.675cm" svg:y="10.732cm" svg:viewBox="0 0 384 320" svg:d="M42 270c-2 12-6 28-6 32 0 12 10 18 20 18 8 0 22-6 26-20 0 0 10-34 14-52l16-64c4-14 8-30 10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16.095cm" svg:y="10.732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16.507cm" svg:y="10.556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4" draw:layer="layout" svg:width="0.151cm" svg:height="0.497cm" svg:x="16.729cm" svg:y="10.55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LU_{i}/do\_nothing$§svg§600§TRUE§</svg:desc>
          <draw:polygon draw:style-name="gr6" draw:text-style-name="P3" draw:layer="layout" svg:width="4.933cm" svg:height="0.701cm" svg:x="0.249cm" svg:y="11.166cm" svg:viewBox="0 0 4934 702" draw:points="2468,702 0,702 0,0 4934,0 4934,702">
            <text:p/>
          </draw:polygon>
          <draw:path draw:style-name="gr7" draw:text-style-name="P4" draw:layer="layout" svg:width="0.425cm" svg:height="0.481cm" svg:x="0.277cm" svg:y="11.212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0.773cm" svg:y="11.212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151cm" svg:height="0.333cm" svg:x="1.227cm" svg:y="11.4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275cm" svg:height="0.703cm" svg:x="1.477cm" svg:y="11.1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35cm" svg:height="0.497cm" svg:x="1.817cm" svg:y="11.20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7" draw:text-style-name="P4" draw:layer="layout" svg:width="0.301cm" svg:height="0.319cm" svg:x="2.181cm" svg:y="11.38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olygon draw:style-name="gr7" draw:text-style-name="P4" draw:layer="layout" svg:width="0.211cm" svg:height="0.029cm" svg:x="2.533cm" svg:y="11.664cm" svg:viewBox="0 0 212 30" draw:points="106,30 0,30 0,0 212,0 212,30">
            <text:p/>
          </draw:polygon>
          <draw:path draw:style-name="gr7" draw:text-style-name="P4" draw:layer="layout" svg:width="0.383cm" svg:height="0.319cm" svg:x="2.765cm" svg:y="11.38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01cm" svg:height="0.319cm" svg:x="3.195cm" svg:y="11.38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17cm" svg:height="0.449cm" svg:x="3.521cm" svg:y="11.25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347cm" svg:height="0.497cm" svg:x="3.797cm" svg:y="11.204cm" svg:viewBox="0 0 348 498" svg:d="M164 8c0 0 0-8-10-8-16 0-68 6-86 8-6 0-12 0-12 14 0 8 6 8 16 8 34 0 36 4 36 12l-2 14-104 406c-2 10-2 12-2 16 0 16 14 20 20 20 12 0 24-8 26-18l14-54 16-64c4-16 8-32 12-48 2-4 6-26 8-30 2-8 24-46 48-66 16-12 38-24 68-24s38 24 38 48c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7" draw:text-style-name="P4" draw:layer="layout" svg:width="0.187cm" svg:height="0.473cm" svg:x="4.181cm" svg:y="11.22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7" draw:text-style-name="P4" draw:layer="layout" svg:width="0.381cm" svg:height="0.319cm" svg:x="4.423cm" svg:y="11.38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4" draw:layer="layout" svg:width="0.323cm" svg:height="0.455cm" svg:x="4.833cm" svg:y="11.38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</draw:g>
        <draw:g>
          <svg:title>TexMaths</svg:title>
          <svg:desc>20§latex§$LU_{p}/do\_nothing$§svg§600§TRUE§</svg:desc>
          <draw:polygon draw:style-name="gr6" draw:text-style-name="P3" draw:layer="layout" svg:width="5.025cm" svg:height="0.727cm" svg:x="0.249cm" svg:y="11.966cm" svg:viewBox="0 0 5026 728" draw:points="2512,728 0,728 0,0 5026,0 5026,728">
            <text:p/>
          </draw:polygon>
          <draw:path draw:style-name="gr7" draw:text-style-name="P4" draw:layer="layout" svg:width="0.425cm" svg:height="0.481cm" svg:x="0.277cm" svg:y="12.012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0.773cm" svg:y="12.012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1.203cm" svg:y="12.3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1.567cm" svg:y="11.9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35cm" svg:height="0.497cm" svg:x="1.907cm" svg:y="12.00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7" draw:text-style-name="P4" draw:layer="layout" svg:width="0.301cm" svg:height="0.319cm" svg:x="2.273cm" svg:y="12.18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olygon draw:style-name="gr7" draw:text-style-name="P4" draw:layer="layout" svg:width="0.211cm" svg:height="0.029cm" svg:x="2.625cm" svg:y="12.464cm" svg:viewBox="0 0 212 30" draw:points="106,30 0,30 0,0 212,0 212,30">
            <text:p/>
          </draw:polygon>
          <draw:path draw:style-name="gr7" draw:text-style-name="P4" draw:layer="layout" svg:width="0.383cm" svg:height="0.319cm" svg:x="2.857cm" svg:y="12.18cm" svg:viewBox="0 0 384 320" svg:d="M42 270c-2 12-6 28-6 32 0 12 10 18 20 18 8 0 22-6 26-20 0 0 10-34 14-52l16-64c4-14 8-30 10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01cm" svg:height="0.319cm" svg:x="3.285cm" svg:y="12.18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17cm" svg:height="0.449cm" svg:x="3.611cm" svg:y="12.05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347cm" svg:height="0.497cm" svg:x="3.887cm" svg:y="12.004cm" svg:viewBox="0 0 348 498" svg:d="M164 8c0 0 0-8-10-8-16 0-66 6-86 8-6 0-12 0-12 14 0 8 6 8 16 8 34 0 36 4 36 12l-2 14-104 406c-2 10-2 12-2 16 0 16 14 20 20 20 12 0 24-8 26-18l14-54 16-64c4-16 8-32 12-48 2-4 6-26 8-30 2-8 24-46 48-66 16-12 38-24 68-24s38 24 38 48c0 38-28 116-44 158-6 18-10 26-10 40 0 32 26 58 58 58 66 0 94-104 94-110s-8-6-10-6c-6 0-6 2-10 12-10 38-34 88-72 88-12 0-16-8-16-24s6-34 12-50c10-30 42-114 42-154 0-46-28-76-80-76-46 0-78 22-106 54z">
            <text:p/>
          </draw:path>
          <draw:path draw:style-name="gr7" draw:text-style-name="P4" draw:layer="layout" svg:width="0.187cm" svg:height="0.473cm" svg:x="4.273cm" svg:y="12.02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7" draw:text-style-name="P4" draw:layer="layout" svg:width="0.381cm" svg:height="0.319cm" svg:x="4.513cm" svg:y="12.18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4" draw:layer="layout" svg:width="0.323cm" svg:height="0.455cm" svg:x="4.925cm" svg:y="12.18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</draw:g>
        <draw:g>
          <svg:title>TexMaths</svg:title>
          <svg:desc>20§latex§$AVR_{i}/AV_{p}$§svg§600§TRUE§</svg:desc>
          <draw:polygon draw:style-name="gr6" draw:text-style-name="P3" draw:layer="layout" svg:width="3.391cm" svg:height="0.727cm" svg:x="0.149cm" svg:y="12.766cm" svg:viewBox="0 0 3392 728" draw:points="1696,728 0,728 0,0 3392,0 3392,728">
            <text:p/>
          </draw:polygon>
          <draw:path draw:style-name="gr7" draw:text-style-name="P4" draw:layer="layout" svg:width="0.483cm" svg:height="0.505cm" svg:x="0.173cm" svg:y="12.7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0.713cm" svg:y="12.8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.267cm" svg:y="12.8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151cm" svg:height="0.333cm" svg:x="1.793cm" svg:y="13.0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7" draw:text-style-name="P4" draw:layer="layout" svg:width="0.275cm" svg:height="0.703cm" svg:x="2.043cm" svg:y="12.7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.341cm" svg:y="12.7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.881cm" svg:y="12.8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3.249cm" svg:y="13.1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AVR_{p}/AV_{p'}$§svg§600§TRUE§</svg:desc>
          <draw:polygon draw:style-name="gr6" draw:text-style-name="P3" draw:layer="layout" svg:width="3.635cm" svg:height="0.727cm" svg:x="0.149cm" svg:y="13.566cm" svg:viewBox="0 0 3636 728" draw:points="1818,728 0,728 0,0 3636,0 3636,728">
            <text:p/>
          </draw:polygon>
          <draw:path draw:style-name="gr7" draw:text-style-name="P4" draw:layer="layout" svg:width="0.483cm" svg:height="0.505cm" svg:x="0.173cm" svg:y="13.5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0.713cm" svg:y="13.6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.267cm" svg:y="13.6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1.771cm" svg:y="13.9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2.135cm" svg:y="13.5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.431cm" svg:y="13.5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.971cm" svg:y="13.6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3.339cm" svg:y="13.9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3.661cm" svg:y="13.8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LU_{i}/null$§svg§600§TRUE§</svg:desc>
          <draw:polygon draw:style-name="gr6" draw:text-style-name="P3" draw:layer="layout" svg:width="2.807cm" svg:height="0.701cm" svg:x="23.25cm" svg:y="8.567cm" svg:viewBox="0 0 2808 702" draw:points="1404,702 0,702 0,0 2808,0 2808,702">
            <text:p/>
          </draw:polygon>
          <draw:path draw:style-name="gr7" draw:text-style-name="P4" draw:layer="layout" svg:width="0.425cm" svg:height="0.481cm" svg:x="23.278cm" svg:y="8.613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23.774cm" svg:y="8.613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151cm" svg:height="0.333cm" svg:x="24.228cm" svg:y="8.8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275cm" svg:height="0.703cm" svg:x="24.478cm" svg:y="8.5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81cm" svg:height="0.319cm" svg:x="24.81cm" svg:y="8.781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25.23cm" svg:y="8.781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25.642cm" svg:y="8.605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4" draw:layer="layout" svg:width="0.151cm" svg:height="0.497cm" svg:x="25.864cm" svg:y="8.60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LU_{p}/null$§svg§600§TRUE§</svg:desc>
          <draw:polygon draw:style-name="gr6" draw:text-style-name="P3" draw:layer="layout" svg:width="2.897cm" svg:height="0.727cm" svg:x="23.248cm" svg:y="9.367cm" svg:viewBox="0 0 2898 728" draw:points="1450,728 0,728 0,0 2898,0 2898,728">
            <text:p/>
          </draw:polygon>
          <draw:path draw:style-name="gr7" draw:text-style-name="P4" draw:layer="layout" svg:width="0.425cm" svg:height="0.481cm" svg:x="23.276cm" svg:y="9.413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23.772cm" svg:y="9.413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24.202cm" svg:y="9.7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24.566cm" svg:y="9.3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81cm" svg:height="0.319cm" svg:x="24.898cm" svg:y="9.581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25.318cm" svg:y="9.581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25.73cm" svg:y="9.40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4" draw:layer="layout" svg:width="0.151cm" svg:height="0.497cm" svg:x="25.952cm" svg:y="9.405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</draw:g>
        <draw:g>
          <svg:title>TexMaths</svg:title>
          <svg:desc>20§latex§$AVR_{i}/AV_{p}$§svg§600§TRUE§</svg:desc>
          <draw:polygon draw:style-name="gr6" draw:text-style-name="P3" draw:layer="layout" svg:width="3.391cm" svg:height="0.727cm" svg:x="23.248cm" svg:y="11.166cm" svg:viewBox="0 0 3392 728" draw:points="1696,728 0,728 0,0 3392,0 3392,728">
            <text:p/>
          </draw:polygon>
          <draw:path draw:style-name="gr7" draw:text-style-name="P4" draw:layer="layout" svg:width="0.483cm" svg:height="0.505cm" svg:x="23.272cm" svg:y="11.1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3.812cm" svg:y="11.2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4.366cm" svg:y="11.2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151cm" svg:height="0.333cm" svg:x="24.892cm" svg:y="11.4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7" draw:text-style-name="P4" draw:layer="layout" svg:width="0.275cm" svg:height="0.703cm" svg:x="25.142cm" svg:y="11.1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5.44cm" svg:y="11.1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5.98cm" svg:y="11.2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6.348cm" svg:y="11.5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AVR_{p}/AV_{p'}$§svg§600§TRUE§</svg:desc>
          <draw:polygon draw:style-name="gr6" draw:text-style-name="P3" draw:layer="layout" svg:width="3.635cm" svg:height="0.727cm" svg:x="23.248cm" svg:y="11.966cm" svg:viewBox="0 0 3636 728" draw:points="1818,728 0,728 0,0 3636,0 3636,728">
            <text:p/>
          </draw:polygon>
          <draw:path draw:style-name="gr7" draw:text-style-name="P4" draw:layer="layout" svg:width="0.483cm" svg:height="0.505cm" svg:x="23.272cm" svg:y="11.9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3.812cm" svg:y="12.0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4.366cm" svg:y="12.0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24.87cm" svg:y="12.3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25.234cm" svg:y="11.9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5.53cm" svg:y="11.9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6.07cm" svg:y="12.0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6.438cm" svg:y="12.3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6.76cm" svg:y="12.26cm" svg:viewBox="0 0 100 186" svg:d="M96 34c0 0 4-8 4-14 0-12-12-20-22-20-16 0-20 12-22 16l-54 154c-2 4-2 6-2 6 0 6 16 10 16 10 2 0 4-2 6-6z">
            <text:p/>
          </draw:path>
        </draw:g>
        <draw:connector draw:style-name="gr4" draw:text-style-name="P2" draw:layer="layout" draw:type="curve" draw:line-skew="3.039cm" svg:x1="12.066cm" svg:y1="16.51cm" svg:x2="15.242cm" svg:y2="15.748cm" draw:start-shape="id3" draw:start-glue-point="2" draw:end-shape="id3" svg:d="M12066 16510c0 5349 1852 4458 2843 2930s1123-3692 333-3692" svg:viewBox="0 0 3690 4866">
          <text:p/>
        </draw:connector>
        <draw:g>
          <svg:title>TexMaths</svg:title>
          <svg:desc>20§latex§$LU_{p'}/null$§svg§600§TRUE§</svg:desc>
          <draw:polygon draw:style-name="gr6" draw:text-style-name="P3" draw:layer="layout" svg:width="3.087cm" svg:height="0.727cm" svg:x="23.248cm" svg:y="10.266cm" svg:viewBox="0 0 3088 728" draw:points="1544,728 0,728 0,0 3088,0 3088,728">
            <text:p/>
          </draw:polygon>
          <draw:path draw:style-name="gr7" draw:text-style-name="P4" draw:layer="layout" svg:width="0.425cm" svg:height="0.481cm" svg:x="23.276cm" svg:y="10.312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23.772cm" svg:y="10.312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24.202cm" svg:y="10.6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4.524cm" svg:y="10.5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24.756cm" svg:y="10.2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83cm" svg:height="0.319cm" svg:x="25.088cm" svg:y="10.48cm" svg:viewBox="0 0 384 320" svg:d="M42 270c-2 12-6 28-6 32 0 12 10 18 20 18 8 0 22-6 26-20 0 0 10-34 14-52l16-64c4-14 8-30 10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63cm" svg:height="0.319cm" svg:x="25.508cm" svg:y="10.48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4" draw:layer="layout" svg:width="0.151cm" svg:height="0.497cm" svg:x="25.92cm" svg:y="10.304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4" draw:layer="layout" svg:width="0.151cm" svg:height="0.497cm" svg:x="26.142cm" svg:y="10.304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LU_{i}/do\_nothing$§svg§600§TRUE§</svg:desc>
          <draw:polygon draw:style-name="gr6" draw:text-style-name="P3" draw:layer="layout" svg:width="4.933cm" svg:height="0.701cm" svg:x="16.349cm" svg:y="15.867cm" svg:viewBox="0 0 4934 702" draw:points="2468,702 0,702 0,0 4934,0 4934,702">
            <text:p/>
          </draw:polygon>
          <draw:path draw:style-name="gr7" draw:text-style-name="P4" draw:layer="layout" svg:width="0.425cm" svg:height="0.481cm" svg:x="16.377cm" svg:y="15.913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6.873cm" svg:y="15.913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151cm" svg:height="0.333cm" svg:x="17.327cm" svg:y="16.1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text-style-name="P4" draw:layer="layout" svg:width="0.275cm" svg:height="0.703cm" svg:x="17.577cm" svg:y="15.8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35cm" svg:height="0.497cm" svg:x="17.917cm" svg:y="15.905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7" draw:text-style-name="P4" draw:layer="layout" svg:width="0.301cm" svg:height="0.319cm" svg:x="18.281cm" svg:y="16.081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olygon draw:style-name="gr7" draw:text-style-name="P4" draw:layer="layout" svg:width="0.211cm" svg:height="0.029cm" svg:x="18.633cm" svg:y="16.365cm" svg:viewBox="0 0 212 30" draw:points="106,30 0,30 0,0 212,0 212,30">
            <text:p/>
          </draw:polygon>
          <draw:path draw:style-name="gr7" draw:text-style-name="P4" draw:layer="layout" svg:width="0.383cm" svg:height="0.319cm" svg:x="18.865cm" svg:y="16.081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01cm" svg:height="0.319cm" svg:x="19.295cm" svg:y="16.081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17cm" svg:height="0.449cm" svg:x="19.621cm" svg:y="15.953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347cm" svg:height="0.497cm" svg:x="19.897cm" svg:y="15.905cm" svg:viewBox="0 0 348 498" svg:d="M164 8c0 0 0-8-10-8-16 0-68 6-86 8-6 0-12 0-12 14 0 8 6 8 16 8 34 0 36 4 36 12l-2 14-104 406c-2 10-2 12-2 16 0 16 14 20 20 20 12 0 24-8 26-18l14-54 16-64c4-16 8-32 12-48 2-4 6-26 8-30 2-8 24-46 48-66 16-12 38-24 68-24s38 24 38 48c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7" draw:text-style-name="P4" draw:layer="layout" svg:width="0.187cm" svg:height="0.473cm" svg:x="20.281cm" svg:y="15.9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7" draw:text-style-name="P4" draw:layer="layout" svg:width="0.381cm" svg:height="0.319cm" svg:x="20.523cm" svg:y="16.081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4" draw:layer="layout" svg:width="0.323cm" svg:height="0.455cm" svg:x="20.933cm" svg:y="16.081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</draw:g>
        <draw:g>
          <svg:title>TexMaths</svg:title>
          <svg:desc>20§latex§$LU_{p}/do\_nothing$§svg§600§TRUE§</svg:desc>
          <draw:polygon draw:style-name="gr6" draw:text-style-name="P3" draw:layer="layout" svg:width="5.025cm" svg:height="0.727cm" svg:x="16.348cm" svg:y="16.666cm" svg:viewBox="0 0 5026 728" draw:points="2512,728 0,728 0,0 5026,0 5026,728">
            <text:p/>
          </draw:polygon>
          <draw:path draw:style-name="gr7" draw:text-style-name="P4" draw:layer="layout" svg:width="0.425cm" svg:height="0.481cm" svg:x="16.376cm" svg:y="16.712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6.872cm" svg:y="16.712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17.302cm" svg:y="17.0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17.666cm" svg:y="16.6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35cm" svg:height="0.497cm" svg:x="18.006cm" svg:y="16.70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7" draw:text-style-name="P4" draw:layer="layout" svg:width="0.301cm" svg:height="0.319cm" svg:x="18.372cm" svg:y="16.88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olygon draw:style-name="gr7" draw:text-style-name="P4" draw:layer="layout" svg:width="0.211cm" svg:height="0.029cm" svg:x="18.724cm" svg:y="17.164cm" svg:viewBox="0 0 212 30" draw:points="106,30 0,30 0,0 212,0 212,30">
            <text:p/>
          </draw:polygon>
          <draw:path draw:style-name="gr7" draw:text-style-name="P4" draw:layer="layout" svg:width="0.383cm" svg:height="0.319cm" svg:x="18.956cm" svg:y="16.88cm" svg:viewBox="0 0 384 320" svg:d="M42 270c-2 12-6 28-6 32 0 12 10 18 20 18 8 0 22-6 26-20 0 0 10-34 14-52l16-64c4-14 8-30 10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4" draw:layer="layout" svg:width="0.301cm" svg:height="0.319cm" svg:x="19.384cm" svg:y="16.88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17cm" svg:height="0.449cm" svg:x="19.71cm" svg:y="16.75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347cm" svg:height="0.497cm" svg:x="19.986cm" svg:y="16.704cm" svg:viewBox="0 0 348 498" svg:d="M164 8c0 0 0-8-10-8-16 0-66 6-86 8-6 0-12 0-12 14 0 8 6 8 16 8 34 0 36 4 36 12l-2 14-104 406c-2 10-2 12-2 16 0 16 14 20 20 20 12 0 24-8 26-18l14-54 16-64c4-16 8-32 12-48 2-4 6-26 8-30 2-8 24-46 48-66 16-12 38-24 68-24s38 24 38 48c0 38-28 116-44 158-6 18-10 26-10 40 0 32 26 58 58 58 66 0 94-104 94-110s-8-6-10-6c-6 0-6 2-10 12-10 38-34 88-72 88-12 0-16-8-16-24s6-34 12-50c10-30 42-114 42-154 0-46-28-76-80-76-46 0-78 22-106 54z">
            <text:p/>
          </draw:path>
          <draw:path draw:style-name="gr7" draw:text-style-name="P4" draw:layer="layout" svg:width="0.187cm" svg:height="0.473cm" svg:x="20.372cm" svg:y="16.72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7" draw:text-style-name="P4" draw:layer="layout" svg:width="0.381cm" svg:height="0.319cm" svg:x="20.612cm" svg:y="16.88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4" draw:layer="layout" svg:width="0.323cm" svg:height="0.455cm" svg:x="21.024cm" svg:y="16.88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</draw:g>
        <draw:g>
          <svg:title>TexMaths</svg:title>
          <svg:desc>20§latex§$AVR_{i}/AV_{p}$§svg§600§TRUE§</svg:desc>
          <draw:polygon draw:style-name="gr6" draw:text-style-name="P3" draw:layer="layout" svg:width="3.391cm" svg:height="0.727cm" svg:x="16.248cm" svg:y="17.466cm" svg:viewBox="0 0 3392 728" draw:points="1696,728 0,728 0,0 3392,0 3392,728">
            <text:p/>
          </draw:polygon>
          <draw:path draw:style-name="gr7" draw:text-style-name="P4" draw:layer="layout" svg:width="0.483cm" svg:height="0.505cm" svg:x="16.272cm" svg:y="17.4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6.812cm" svg:y="17.5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7.366cm" svg:y="17.5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151cm" svg:height="0.333cm" svg:x="17.892cm" svg:y="17.7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7" draw:text-style-name="P4" draw:layer="layout" svg:width="0.275cm" svg:height="0.703cm" svg:x="18.142cm" svg:y="17.4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18.44cm" svg:y="17.4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8.98cm" svg:y="17.5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19.348cm" svg:y="17.8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AVR_{p}/AV_{p'}$§svg§600§TRUE§</svg:desc>
          <draw:polygon draw:style-name="gr6" draw:text-style-name="P3" draw:layer="layout" svg:width="3.635cm" svg:height="0.727cm" svg:x="16.248cm" svg:y="18.266cm" svg:viewBox="0 0 3636 728" draw:points="1818,728 0,728 0,0 3636,0 3636,728">
            <text:p/>
          </draw:polygon>
          <draw:path draw:style-name="gr7" draw:text-style-name="P4" draw:layer="layout" svg:width="0.483cm" svg:height="0.505cm" svg:x="16.272cm" svg:y="18.2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6.812cm" svg:y="18.3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7.366cm" svg:y="18.3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17.87cm" svg:y="18.6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275cm" svg:height="0.703cm" svg:x="18.234cm" svg:y="18.2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18.53cm" svg:y="18.2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07cm" svg:y="18.3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19.438cm" svg:y="18.6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9.76cm" svg:y="18.5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AVR_{p'}/AV_{p''}$§svg§600§TRUE§</svg:desc>
          <draw:polygon draw:style-name="gr6" draw:text-style-name="P3" draw:layer="layout" svg:width="3.981cm" svg:height="0.727cm" svg:x="16.249cm" svg:y="19.166cm" svg:viewBox="0 0 3982 728" draw:points="1990,728 0,728 0,0 3982,0 3982,728">
            <text:p/>
          </draw:polygon>
          <draw:path draw:style-name="gr7" draw:text-style-name="P4" draw:layer="layout" svg:width="0.483cm" svg:height="0.505cm" svg:x="16.273cm" svg:y="19.1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6.813cm" svg:y="19.2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7.367cm" svg:y="19.212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17.871cm" svg:y="19.5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8.193cm" svg:y="19.4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18.425cm" svg:y="19.164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18.721cm" svg:y="19.1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261cm" svg:y="19.212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19.631cm" svg:y="19.5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9.951cm" svg:y="19.4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0.107cm" svg:y="19.4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AVR_{p''}/AV_{p''}$§svg§600§TRUE§</svg:desc>
          <draw:polygon draw:style-name="gr6" draw:text-style-name="P3" draw:layer="layout" svg:width="4.135cm" svg:height="0.727cm" svg:x="16.248cm" svg:y="20.167cm" svg:viewBox="0 0 4136 728" draw:points="2068,728 0,728 0,0 4136,0 4136,728">
            <text:p/>
          </draw:polygon>
          <draw:path draw:style-name="gr7" draw:text-style-name="P4" draw:layer="layout" svg:width="0.483cm" svg:height="0.505cm" svg:x="16.272cm" svg:y="20.18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6.812cm" svg:y="20.21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17.366cm" svg:y="20.213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17.87cm" svg:y="20.5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8.192cm" svg:y="20.4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18.346cm" svg:y="20.4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18.578cm" svg:y="20.1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18.876cm" svg:y="20.18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19.416cm" svg:y="20.21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19.784cm" svg:y="20.5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0.106cm" svg:y="20.4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0.26cm" svg:y="20.461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AVR_{p'}/AV_{p''}$§svg§600§TRUE§</svg:desc>
          <draw:polygon draw:style-name="gr6" draw:text-style-name="P3" draw:layer="layout" svg:width="3.981cm" svg:height="0.727cm" svg:x="19.449cm" svg:y="14.467cm" svg:viewBox="0 0 3982 728" draw:points="1990,728 0,728 0,0 3982,0 3982,728">
            <text:p/>
          </draw:polygon>
          <draw:path draw:style-name="gr7" draw:text-style-name="P4" draw:layer="layout" svg:width="0.483cm" svg:height="0.505cm" svg:x="19.473cm" svg:y="14.48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0.013cm" svg:y="14.51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503cm" svg:height="0.497cm" svg:x="20.567cm" svg:y="14.513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4" draw:layer="layout" svg:width="0.275cm" svg:height="0.313cm" svg:x="21.071cm" svg:y="14.8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1.393cm" svg:y="14.7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21.625cm" svg:y="14.465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483cm" svg:height="0.505cm" svg:x="21.921cm" svg:y="14.48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4" draw:layer="layout" svg:width="0.503cm" svg:height="0.497cm" svg:x="22.461cm" svg:y="14.51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4" draw:layer="layout" svg:width="0.275cm" svg:height="0.313cm" svg:x="22.831cm" svg:y="14.8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23.151cm" svg:y="14.761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23.307cm" svg:y="14.761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LU_{p'}/forget_{p}$§svg§600§TRUE§</svg:desc>
          <draw:polygon draw:style-name="gr6" draw:text-style-name="P3" draw:layer="layout" svg:width="4.141cm" svg:height="0.727cm" svg:x="8.281cm" svg:y="12.099cm" svg:viewBox="0 0 4142 728" draw:points="2072,728 0,728 0,0 4142,0 4142,728">
            <text:p/>
          </draw:polygon>
          <draw:path draw:style-name="gr7" draw:text-style-name="P4" draw:layer="layout" svg:width="0.425cm" svg:height="0.481cm" svg:x="8.309cm" svg:y="12.145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8.805cm" svg:y="12.145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9.235cm" svg:y="12.51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9.557cm" svg:y="12.393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9.789cm" svg:y="12.097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51cm" svg:height="0.641cm" svg:x="10.139cm" svg:y="12.12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4" draw:layer="layout" svg:width="0.301cm" svg:height="0.319cm" svg:x="10.549cm" svg:y="12.313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87cm" svg:height="0.319cm" svg:x="10.879cm" svg:y="12.313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7" draw:text-style-name="P4" draw:layer="layout" svg:width="0.323cm" svg:height="0.455cm" svg:x="11.205cm" svg:y="12.313cm" svg:viewBox="0 0 324 456" svg:d="M322 46c2-4 2-8 2-12 0-12-8-20-20-20-6 0-26 6-28 30-14-26-38-44-66-44-82 0-170 98-170 200 0 70 44 112 96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7" draw:text-style-name="P4" draw:layer="layout" svg:width="0.271cm" svg:height="0.319cm" svg:x="11.585cm" svg:y="12.31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7" draw:text-style-name="P4" draw:layer="layout" svg:width="0.217cm" svg:height="0.449cm" svg:x="11.895cm" svg:y="12.18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275cm" svg:height="0.313cm" svg:x="12.133cm" svg:y="12.51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draw:g>
          <svg:title>TexMaths</svg:title>
          <svg:desc>20§latex§$LU_{p''}/forget_{p}$§svg§600§TRUE§</svg:desc>
          <draw:polygon draw:style-name="gr6" draw:text-style-name="P3" draw:layer="layout" svg:width="4.297cm" svg:height="0.727cm" svg:x="12.837cm" svg:y="13.912cm" svg:viewBox="0 0 4298 728" draw:points="2148,728 0,728 0,0 4298,0 4298,728">
            <text:p/>
          </draw:polygon>
          <draw:path draw:style-name="gr7" draw:text-style-name="P4" draw:layer="layout" svg:width="0.425cm" svg:height="0.481cm" svg:x="12.865cm" svg:y="13.958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7" draw:text-style-name="P4" draw:layer="layout" svg:width="0.489cm" svg:height="0.497cm" svg:x="13.361cm" svg:y="13.958cm" svg:viewBox="0 0 490 498" svg:d="M400 74c8-28 20-50 78-52 2 0 12 0 12-14 0 0 0-8-10-8-24 0-48 2-72 2s-50-2-74-2c-4 0-12 0-12 14 0 8 6 8 12 8 40 0 48 16 48 30 0 4 0 14-2 16l-64 252c-24 94-104 156-174 156-48 0-86-32-86-92 0-2 0-24 6-56l70-274c6-26 8-32 58-32 18 0 24 0 24-14 0-8-8-8-10-8-20 0-70 2-90 2s-70-2-90-2c-6 0-14 0-14 14 0 8 6 8 20 8 2 0 14 0 26 2 14 0 20 2 20 10 0 4-8 34-12 50l-16 62c-6 28-40 162-44 176-4 18-4 30-4 40 0 86 64 136 138 136 90 0 176-80 200-174z">
            <text:p/>
          </draw:path>
          <draw:path draw:style-name="gr7" draw:text-style-name="P4" draw:layer="layout" svg:width="0.275cm" svg:height="0.313cm" svg:x="13.791cm" svg:y="14.3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4" draw:layer="layout" svg:width="0.099cm" svg:height="0.185cm" svg:x="14.113cm" svg:y="14.20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099cm" svg:height="0.185cm" svg:x="14.267cm" svg:y="14.206cm" svg:viewBox="0 0 100 186" svg:d="M96 34c0 0 4-8 4-14 0-12-12-20-22-20-16 0-20 12-22 16l-54 154c-2 4-2 6-2 6 0 6 16 10 16 10 2 0 4-2 6-6z">
            <text:p/>
          </draw:path>
          <draw:path draw:style-name="gr7" draw:text-style-name="P4" draw:layer="layout" svg:width="0.275cm" svg:height="0.703cm" svg:x="14.501cm" svg:y="13.91cm" svg:viewBox="0 0 276 704" svg:d="M272 26c4-8 4-12 4-12 0-8-6-14-14-14-6 0-10 2-12 6l-246 672c-4 10-4 12-4 12 0 8 6 14 14 14 10 0 12-4 16-16z">
            <text:p/>
          </draw:path>
          <draw:path draw:style-name="gr7" draw:text-style-name="P4" draw:layer="layout" svg:width="0.351cm" svg:height="0.641cm" svg:x="14.849cm" svg:y="13.9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4" draw:layer="layout" svg:width="0.301cm" svg:height="0.319cm" svg:x="15.259cm" svg:y="14.12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7" draw:text-style-name="P4" draw:layer="layout" svg:width="0.287cm" svg:height="0.319cm" svg:x="15.591cm" svg:y="14.126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7" draw:text-style-name="P4" draw:layer="layout" svg:width="0.323cm" svg:height="0.455cm" svg:x="15.915cm" svg:y="14.126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7" draw:text-style-name="P4" draw:layer="layout" svg:width="0.271cm" svg:height="0.319cm" svg:x="16.297cm" svg:y="14.12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7" draw:text-style-name="P4" draw:layer="layout" svg:width="0.217cm" svg:height="0.449cm" svg:x="16.607cm" svg:y="13.99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7" draw:text-style-name="P4" draw:layer="layout" svg:width="0.275cm" svg:height="0.313cm" svg:x="16.843cm" svg:y="14.3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4:04:01.027225404</meta:creation-date>
    <dc:date>2017-07-11T11:18:27.002325311</dc:date>
    <meta:editing-duration>PT28M50S</meta:editing-duration>
    <meta:editing-cycles>3</meta:editing-cycles>
    <meta:generator>LibreOffice/5.1.6.2$Linux_X86_64 LibreOffice_project/10m0$Build-2</meta:generator>
    <meta:document-statistic meta:object-count="466"/>
  </office:meta>
</office:document-meta>
</file>